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03881" officeooo:paragraph-rsid="00003881"/>
    </style:style>
    <style:style style:name="P2" style:family="paragraph" style:parent-style-name="Title">
      <style:text-properties officeooo:rsid="00003881" officeooo:paragraph-rsid="00003881"/>
    </style:style>
    <style:style style:name="P3" style:family="paragraph" style:parent-style-name="Text_20_body">
      <style:text-properties officeooo:rsid="0002acd2" officeooo:paragraph-rsid="0002acd2"/>
    </style:style>
    <style:style style:name="P4" style:family="paragraph" style:parent-style-name="Text_20_body">
      <style:text-properties officeooo:rsid="00059970" officeooo:paragraph-rsid="00059970"/>
    </style:style>
    <style:style style:name="P5" style:family="paragraph" style:parent-style-name="Text_20_body">
      <style:text-properties officeooo:rsid="00083e05" officeooo:paragraph-rsid="00083e05"/>
    </style:style>
    <style:style style:name="P6" style:family="paragraph" style:parent-style-name="Text_20_body">
      <style:text-properties officeooo:rsid="000e02d1" officeooo:paragraph-rsid="000e02d1"/>
    </style:style>
    <style:style style:name="P7" style:family="paragraph" style:parent-style-name="Text_20_body">
      <style:text-properties officeooo:rsid="001098e1" officeooo:paragraph-rsid="001098e1"/>
    </style:style>
    <style:style style:name="P8" style:family="paragraph" style:parent-style-name="Text_20_body">
      <style:text-properties officeooo:rsid="00122ed4" officeooo:paragraph-rsid="00122ed4"/>
    </style:style>
    <style:style style:name="P9" style:family="paragraph" style:parent-style-name="Text_20_body">
      <style:text-properties officeooo:rsid="0014bf5e" officeooo:paragraph-rsid="0014bf5e"/>
    </style:style>
    <style:style style:name="P10" style:family="paragraph" style:parent-style-name="Text_20_body">
      <style:text-properties officeooo:paragraph-rsid="0016ad09"/>
    </style:style>
    <style:style style:name="P11" style:family="paragraph" style:parent-style-name="Text_20_body">
      <style:text-properties officeooo:rsid="00184554" officeooo:paragraph-rsid="00184554"/>
    </style:style>
    <style:style style:name="P12" style:family="paragraph" style:parent-style-name="Text_20_body">
      <style:text-properties officeooo:rsid="00185db7" officeooo:paragraph-rsid="00185db7"/>
    </style:style>
    <style:style style:name="P13" style:family="paragraph" style:parent-style-name="Text_20_body">
      <style:text-properties officeooo:rsid="00185db7" officeooo:paragraph-rsid="0019c029"/>
    </style:style>
    <style:style style:name="P14" style:family="paragraph" style:parent-style-name="Text_20_body">
      <style:text-properties officeooo:rsid="001ad7e8" officeooo:paragraph-rsid="001ad7e8"/>
    </style:style>
    <style:style style:name="P15" style:family="paragraph" style:parent-style-name="Text_20_body">
      <style:text-properties officeooo:rsid="001d15b3" officeooo:paragraph-rsid="001d15b3"/>
    </style:style>
    <style:style style:name="P16" style:family="paragraph" style:parent-style-name="Text_20_body">
      <style:text-properties officeooo:rsid="001fe2a7" officeooo:paragraph-rsid="001fe2a7"/>
    </style:style>
    <style:style style:name="P17" style:family="paragraph" style:parent-style-name="Text_20_body">
      <style:text-properties officeooo:rsid="00207de6" officeooo:paragraph-rsid="00207de6"/>
    </style:style>
    <style:style style:name="P18" style:family="paragraph" style:parent-style-name="Text_20_body">
      <style:text-properties officeooo:rsid="0024202b" officeooo:paragraph-rsid="0024202b"/>
    </style:style>
    <style:style style:name="P19" style:family="paragraph" style:parent-style-name="Text_20_body">
      <style:text-properties officeooo:rsid="00257a93" officeooo:paragraph-rsid="00257a93"/>
    </style:style>
    <style:style style:name="P20" style:family="paragraph" style:parent-style-name="Text_20_body">
      <style:text-properties officeooo:rsid="0027ba9b" officeooo:paragraph-rsid="0027ba9b"/>
    </style:style>
    <style:style style:name="P21" style:family="paragraph" style:parent-style-name="Text_20_body">
      <style:text-properties officeooo:rsid="0030949e" officeooo:paragraph-rsid="0030949e"/>
    </style:style>
    <style:style style:name="P22" style:family="paragraph" style:parent-style-name="Text_20_body">
      <style:text-properties officeooo:rsid="0030cbc3" officeooo:paragraph-rsid="0030cbc3"/>
    </style:style>
    <style:style style:name="P23" style:family="paragraph" style:parent-style-name="Heading_20_1">
      <style:text-properties officeooo:paragraph-rsid="00059970"/>
    </style:style>
    <style:style style:name="P24" style:family="paragraph" style:parent-style-name="Heading_20_1">
      <style:text-properties officeooo:paragraph-rsid="00078eb4"/>
    </style:style>
    <style:style style:name="P25" style:family="paragraph" style:parent-style-name="Heading_20_1">
      <style:text-properties officeooo:paragraph-rsid="000e02d1"/>
    </style:style>
    <style:style style:name="P26" style:family="paragraph" style:parent-style-name="Heading_20_1">
      <style:text-properties officeooo:paragraph-rsid="001098e1"/>
    </style:style>
    <style:style style:name="P27" style:family="paragraph" style:parent-style-name="Heading_20_1">
      <style:text-properties officeooo:paragraph-rsid="00122ed4"/>
    </style:style>
    <style:style style:name="P28" style:family="paragraph" style:parent-style-name="Heading_20_1">
      <style:text-properties officeooo:paragraph-rsid="0014bf5e"/>
    </style:style>
    <style:style style:name="P29" style:family="paragraph" style:parent-style-name="Heading_20_1">
      <style:text-properties officeooo:paragraph-rsid="0016ad09"/>
    </style:style>
    <style:style style:name="P30" style:family="paragraph" style:parent-style-name="Heading_20_1">
      <style:text-properties officeooo:paragraph-rsid="00184554"/>
    </style:style>
    <style:style style:name="P31" style:family="paragraph" style:parent-style-name="Heading_20_1">
      <style:text-properties officeooo:paragraph-rsid="00185db7"/>
    </style:style>
    <style:style style:name="P32" style:family="paragraph" style:parent-style-name="Heading_20_1">
      <style:text-properties officeooo:paragraph-rsid="0019c029"/>
    </style:style>
    <style:style style:name="P33" style:family="paragraph" style:parent-style-name="Heading_20_1">
      <style:text-properties officeooo:paragraph-rsid="001ad7e8"/>
    </style:style>
    <style:style style:name="P34" style:family="paragraph" style:parent-style-name="Heading_20_1">
      <style:text-properties officeooo:paragraph-rsid="001bed90"/>
    </style:style>
    <style:style style:name="P35" style:family="paragraph" style:parent-style-name="Heading_20_1">
      <style:text-properties officeooo:paragraph-rsid="001fe2a7"/>
    </style:style>
    <style:style style:name="P36" style:family="paragraph" style:parent-style-name="Heading_20_1">
      <style:text-properties officeooo:paragraph-rsid="00207de6"/>
    </style:style>
    <style:style style:name="P37" style:family="paragraph" style:parent-style-name="Heading_20_1">
      <style:text-properties officeooo:paragraph-rsid="0024202b"/>
    </style:style>
    <style:style style:name="P38" style:family="paragraph" style:parent-style-name="Heading_20_1">
      <style:text-properties officeooo:paragraph-rsid="00257a93"/>
    </style:style>
    <style:style style:name="P39" style:family="paragraph" style:parent-style-name="Heading_20_1">
      <style:text-properties officeooo:paragraph-rsid="0027ba9b"/>
    </style:style>
    <style:style style:name="P40" style:family="paragraph" style:parent-style-name="Heading_20_1">
      <style:text-properties officeooo:paragraph-rsid="0030949e"/>
    </style:style>
    <style:style style:name="P41" style:family="paragraph" style:parent-style-name="Heading_20_1">
      <style:text-properties officeooo:paragraph-rsid="0030cbc3"/>
    </style:style>
    <style:style style:name="P42" style:family="paragraph" style:parent-style-name="Heading_20_1">
      <style:text-properties officeooo:paragraph-rsid="00330c91"/>
    </style:style>
    <style:style style:name="P43" style:family="paragraph" style:parent-style-name="Heading_20_1">
      <style:text-properties officeooo:paragraph-rsid="00333d44"/>
    </style:style>
    <style:style style:name="P44" style:family="paragraph" style:parent-style-name="Text_20_body">
      <style:text-properties officeooo:rsid="00330c91" officeooo:paragraph-rsid="00330c91"/>
    </style:style>
    <style:style style:name="P45" style:family="paragraph" style:parent-style-name="Text_20_body">
      <style:text-properties officeooo:rsid="00330c91" officeooo:paragraph-rsid="00333d44"/>
    </style:style>
    <style:style style:name="T1" style:family="text">
      <style:text-properties officeooo:rsid="00057cb5"/>
    </style:style>
    <style:style style:name="T2" style:family="text">
      <style:text-properties officeooo:rsid="00058d1b"/>
    </style:style>
    <style:style style:name="T3" style:family="text">
      <style:text-properties officeooo:rsid="00059970"/>
    </style:style>
    <style:style style:name="T4" style:family="text">
      <style:text-properties officeooo:rsid="0005a41b"/>
    </style:style>
    <style:style style:name="T5" style:family="text">
      <style:text-properties officeooo:rsid="00074651"/>
    </style:style>
    <style:style style:name="T6" style:family="text">
      <style:text-properties officeooo:rsid="00078eb4"/>
    </style:style>
    <style:style style:name="T7" style:family="text">
      <style:text-properties officeooo:rsid="000a34bd"/>
    </style:style>
    <style:style style:name="T8" style:family="text">
      <style:text-properties officeooo:rsid="000b9741"/>
    </style:style>
    <style:style style:name="T9" style:family="text">
      <style:text-properties officeooo:rsid="000c7442"/>
    </style:style>
    <style:style style:name="T10" style:family="text">
      <style:text-properties officeooo:rsid="000e02d1"/>
    </style:style>
    <style:style style:name="T11" style:family="text">
      <style:text-properties officeooo:rsid="001098e1"/>
    </style:style>
    <style:style style:name="T12" style:family="text">
      <style:text-properties officeooo:rsid="00110fe0"/>
    </style:style>
    <style:style style:name="T13" style:family="text">
      <style:text-properties officeooo:rsid="00122ed4"/>
    </style:style>
    <style:style style:name="T14" style:family="text">
      <style:text-properties officeooo:rsid="001319b0"/>
    </style:style>
    <style:style style:name="T15" style:family="text">
      <style:text-properties officeooo:rsid="0014bf5e"/>
    </style:style>
    <style:style style:name="T16" style:family="text">
      <style:text-properties officeooo:rsid="0015c72c"/>
    </style:style>
    <style:style style:name="T17" style:family="text">
      <style:text-properties officeooo:rsid="0016ad09"/>
    </style:style>
    <style:style style:name="T18" style:family="text">
      <style:text-properties officeooo:rsid="00184554"/>
    </style:style>
    <style:style style:name="T19" style:family="text">
      <style:text-properties officeooo:rsid="00185db7"/>
    </style:style>
    <style:style style:name="T20" style:family="text">
      <style:text-properties officeooo:rsid="0019c029"/>
    </style:style>
    <style:style style:name="T21" style:family="text">
      <style:text-properties officeooo:rsid="001ad7e8"/>
    </style:style>
    <style:style style:name="T22" style:family="text">
      <style:text-properties officeooo:rsid="001bed90"/>
    </style:style>
    <style:style style:name="T23" style:family="text">
      <style:text-properties officeooo:rsid="001dda01"/>
    </style:style>
    <style:style style:name="T24" style:family="text">
      <style:text-properties officeooo:rsid="001eb412"/>
    </style:style>
    <style:style style:name="T25" style:family="text">
      <style:text-properties officeooo:rsid="001fe2a7"/>
    </style:style>
    <style:style style:name="T26" style:family="text">
      <style:text-properties officeooo:rsid="00207de6"/>
    </style:style>
    <style:style style:name="T27" style:family="text">
      <style:text-properties officeooo:rsid="0020d408"/>
    </style:style>
    <style:style style:name="T28" style:family="text">
      <style:text-properties officeooo:rsid="0023ee94"/>
    </style:style>
    <style:style style:name="T29" style:family="text">
      <style:text-properties officeooo:rsid="0024202b"/>
    </style:style>
    <style:style style:name="T30" style:family="text">
      <style:text-properties officeooo:rsid="0024801f"/>
    </style:style>
    <style:style style:name="T31" style:family="text">
      <style:text-properties officeooo:rsid="00257a93"/>
    </style:style>
    <style:style style:name="T32" style:family="text">
      <style:text-properties officeooo:rsid="0026ab02"/>
    </style:style>
    <style:style style:name="T33" style:family="text">
      <style:text-properties officeooo:rsid="0027ba9b"/>
    </style:style>
    <style:style style:name="T34" style:family="text">
      <style:text-properties officeooo:rsid="0029a858"/>
    </style:style>
    <style:style style:name="T35" style:family="text">
      <style:text-properties officeooo:rsid="002acaa9"/>
    </style:style>
    <style:style style:name="T36" style:family="text">
      <style:text-properties officeooo:rsid="002bce96"/>
    </style:style>
    <style:style style:name="T37" style:family="text">
      <style:text-properties officeooo:rsid="002fffd5"/>
    </style:style>
    <style:style style:name="T38" style:family="text">
      <style:text-properties officeooo:rsid="0030949e"/>
    </style:style>
    <style:style style:name="T39" style:family="text">
      <style:text-properties officeooo:rsid="0030cbc3"/>
    </style:style>
    <style:style style:name="T40" style:family="text">
      <style:text-properties officeooo:rsid="00330c91"/>
    </style:style>
    <style:style style:name="T41" style:family="text">
      <style:text-properties officeooo:rsid="00333d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ournal de bord</text:p>
      <text:p text:style-name="P1">Warning: This document is written in french, because it targets a french audience.</text:p>
      <text:h text:style-name="Heading_20_1" text:outline-level="1">13/02/2024 - 19:<text:span text:style-name="T1">1</text:span><text:span text:style-name="T2">2</text:span></text:h>
      <text:p text:style-name="P1">Création du journal de bord, où toutes les actions par Commit (quand j’y pense) seront notées.</text:p>
      <text:p text:style-name="P3">Envie de renouveler le système de transformation, création du module Rover pour tester le nouveau système. Après une journée de réflexion, algorithme pas entièrement fonctionnel mais suffisant.</text:p>
      <text:h text:style-name="P23" text:outline-level="1">1<text:span text:style-name="T3">4</text:span>/02/2024 – 1<text:span text:style-name="T3">7:</text:span><text:span text:style-name="T5">36</text:span></text:h>
      <text:p text:style-name="P4">Pour améliorer le Rover, ajout des collections n’appartenant pas à un niveau. Ajout également d’un système de FPS <text:span text:style-name="T4">pour mieux comprendre les performances du moteur</text:span>.</text:p>
      <text:h text:style-name="P24" text:outline-level="1">1<text:span text:style-name="T6">5</text:span>/02/2024 – <text:span text:style-name="T6">00</text:span>:<text:span text:style-name="T6">0</text:span><text:span text:style-name="T9">4</text:span></text:h>
      <text:p text:style-name="P5">Ajout du module Player pour permettre un meilleur contrôle de la caméra. Pour améliorer le Rover, ajout de la rotation des roues. Découverte d’un bug de rotation, encore à régler <text:span text:style-name="T8">(les offset semblent bon mais la rotation pure non)</text:span>. <text:span text:style-name="T7">Ajout des IDs de Transform_Object pour faciliter le Debug.</text:span></text:p>
      <text:h text:style-name="P25" text:outline-level="1">1<text:span text:style-name="T6">5</text:span>/02/2024 – <text:span text:style-name="T10">18</text:span>:15</text:h>
      <text:p text:style-name="P6">Grosse transformation de la transformation. Tout n’est pas parfait, mais ça va beaucoup mieux qu’avant.</text:p>
      <text:h text:style-name="P26" text:outline-level="1">1<text:span text:style-name="T6">5</text:span>/02/2024 – <text:span text:style-name="T11">23:18</text:span></text:h>
      <text:p text:style-name="P7">Amélioration des transformations, permettant une amélioration de la caméra du rover. <text:span text:style-name="T12">Optimisation de performance physique aussi.</text:span></text:p>
      <text:h text:style-name="P27" text:outline-level="1">1<text:span text:style-name="T13">7</text:span>/02/2024 – <text:span text:style-name="T13">14:5</text:span><text:span text:style-name="T14">6</text:span></text:h>
      <text:p text:style-name="P8">Légère modification des transformations, branche de matix 6.</text:p>
      <text:h text:style-name="P28" text:outline-level="1">1<text:span text:style-name="T15">9</text:span>/02/2024 – <text:span text:style-name="T13">1</text:span><text:span text:style-name="T15">8</text:span><text:span text:style-name="T13">:5</text:span><text:span text:style-name="T16">5</text:span></text:h>
      <text:p text:style-name="P9">Grosse modification des transformations, pour avoir des transformations de plus en plus utilisables.</text:p>
      <text:h text:style-name="P29" text:outline-level="1"><text:span text:style-name="T17">20</text:span>/02/2024 – <text:span text:style-name="T17">09:24</text:span></text:h>
      <text:p text:style-name="P10"><text:span text:style-name="T17">Ajout de la comptabilité avec la bibliothèque « Basix » (crée par moi) de lien : </text:span><text:a xlink:type="simple" xlink:href="https://github.com/matix-corp/matix-basix" text:style-name="Internet_20_link" text:visited-style-name="Visited_20_Internet_20_Link">matix-corp/matix-basix: Basix is a little librairie containing very basic C++ functionnality, used in Matix. (github.com)</text:a>.</text:p>
      <text:h text:style-name="P30" text:outline-level="1"><text:soft-page-break/><text:span text:style-name="T17">20</text:span>/02/2024 – <text:span text:style-name="T18">11:13</text:span></text:h>
      <text:p text:style-name="P11">Légère modification de la transformation. Pause dans le développement du système de transformation jusqu’à nouvel ordre.</text:p>
      <text:h text:style-name="P31" text:outline-level="1"><text:span text:style-name="T17">20</text:span>/02/2024 – 1<text:span text:style-name="T19">6</text:span>:<text:span text:style-name="T19">24</text:span></text:h>
      <text:p text:style-name="P12">Amélioration du HUD, en vue du début de développement de logiciel demandant une bonne HUD.</text:p>
      <text:h text:style-name="P32" text:outline-level="1"><text:span text:style-name="T17">20</text:span>/02/2024 – 1<text:span text:style-name="T20">9</text:span>:<text:span text:style-name="T19">2</text:span><text:span text:style-name="T20">1</text:span></text:h>
      <text:p text:style-name="P13">Amélioration du HUD, <text:span text:style-name="T20">en ajoutant quelques fonctions pratiques.</text:span></text:p>
      <text:h text:style-name="P33" text:outline-level="1"><text:span text:style-name="T17">2</text:span><text:span text:style-name="T21">6</text:span>/02/2024 – 1<text:span text:style-name="T21">3</text:span>:<text:span text:style-name="T21">3</text:span><text:span text:style-name="T20">1</text:span></text:h>
      <text:p text:style-name="P14">Ajout de Basix pour les fonctions de base, avec gestion d’images et d’autres fonctions systèmes. Création du mod Turtle pour tester le système d’images, et création de mods privées.</text:p>
      <text:h text:style-name="P34" text:outline-level="1"><text:span text:style-name="T22">02</text:span>/0<text:span text:style-name="T22">3</text:span>/2024 – <text:span text:style-name="T22">22:</text:span><text:span text:style-name="T24">29</text:span></text:h>
      <text:p text:style-name="P15">Grosse modification des rotations de vecteurs, ainsi que de certains paramètres 3D, pour permettre l’implémentation d’un meilleur système de transformation. <text:span text:style-name="T23">Création du mod caché « VBO Maker » pour créer des modèles 3D sous la forme de VBOs.</text:span></text:p>
      <text:h text:style-name="P35" text:outline-level="1"><text:span text:style-name="T22">0</text:span><text:span text:style-name="T25">4</text:span>/0<text:span text:style-name="T22">3</text:span>/2024 – <text:span text:style-name="T25">19:05</text:span></text:h>
      <text:p text:style-name="P16">Mise à jour des bases du moteur (VAOs, textures et Shaders), pour préparer à l’arrivée des MOBs, et faciliter l’utilisation du moteur aux autres développeurs. Ajout du mod MOB_Loader pour préparer à l’arrivée des MOBs. Modifications de certains paramètres Basix.</text:p>
      <text:h text:style-name="P36" text:outline-level="1"><text:span text:style-name="T22">0</text:span><text:span text:style-name="T26">5</text:span>/0<text:span text:style-name="T22">3</text:span>/2024 –<text:span text:style-name="T26">22:3</text:span><text:span text:style-name="T28">7</text:span></text:h>
      <text:p text:style-name="P17">Début du développement des MOBs. Ajout du chunk « include », « data », « texture » et « vbos ». Texture implémenté (sous certains formats), et commencement de l’implémentation de VBOs. <text:span text:style-name="T27">Reformulation des VBOs dans model.h pour permettre une utilisation plus simple.</text:span></text:p>
      <text:h text:style-name="P37" text:outline-level="1"><text:span text:style-name="T29">10</text:span>/0<text:span text:style-name="T22">3</text:span>/2024 –<text:span text:style-name="T29">18:</text:span><text:span text:style-name="T30">57</text:span></text:h>
      <text:p text:style-name="P18">Grosse avancée sur les MOBs, qui peuvent maintenant remplacer en partie le dossier assets. Ajout du mod P_Army, pour pouvoir tester plein de trucs 3D avec un thème que j’aime bien : l’armée. Ajout du P_Tank, représentant un char de combat.</text:p>
      <text:h text:style-name="P38" text:outline-level="1">1<text:span text:style-name="T31">1</text:span>/0<text:span text:style-name="T22">3</text:span>/2024 –1<text:span text:style-name="T31">4:05</text:span></text:h>
      <text:p text:style-name="P19">Dernier commit avant Matix9, modification du projet pour convenir à la nouvelle version de <text:span text:style-name="T32">Basix</text:span>.</text:p>
      <text:h text:style-name="P39" text:outline-level="1"><text:soft-page-break/>1<text:span text:style-name="T33">8</text:span>/0<text:span text:style-name="T22">3</text:span>/2024 –1<text:span text:style-name="T37">5</text:span><text:span text:style-name="T31">:</text:span><text:span text:style-name="T37">3</text:span><text:span text:style-name="T31">5</text:span></text:h>
      <text:p text:style-name="P20">Succession d’oublis de remplir le carnet de note :&lt;. <text:span text:style-name="T34">Grosse amélioration de l’HUD pour permettre de faire une HUD fonctionnel et pratique </text:span><text:span text:style-name="T36">avec de bonnes transformations, textes, textures et boutons</text:span><text:span text:style-name="T34">. </text:span><text:span text:style-name="T35">Création d’une HUD d’accueil pour le mod P-Army.</text:span></text:p>
      <text:h text:style-name="P40" text:outline-level="1">1<text:span text:style-name="T33">8</text:span>/0<text:span text:style-name="T22">3</text:span>/2024 –<text:span text:style-name="T38">22</text:span><text:span text:style-name="T31">:</text:span><text:span text:style-name="T38">08</text:span></text:h>
      <text:p text:style-name="P21">Quelques difficultés à élaborer plus le système d’HUD sans normes précises, il sera important de les définir, et vite.</text:p>
      <text:h text:style-name="P41" text:outline-level="1">1<text:span text:style-name="T39">9</text:span>/0<text:span text:style-name="T22">3</text:span>/2024 – <text:span text:style-name="T39">14:56</text:span></text:h>
      <text:p text:style-name="P22">Système de scaling de l’HUD terminé, malgré quelques optimisations à ajouter, la base est là. Application de nombreuses normes pour simplifier le système.</text:p>
      <text:h text:style-name="P42" text:outline-level="1"><text:span text:style-name="T40">20</text:span>/0<text:span text:style-name="T22">3</text:span>/2024 – <text:span text:style-name="T40">15:05</text:span></text:h>
      <text:p text:style-name="P44">Grosses avancées sur l’HUD, avec un nouveau système d’offset pour le texte, des shaders améliorés, et la possibilité d’avoir un exemple avec le HUD P-Army, réalisé en collaboration avec un ami nommé « Xonix ».</text:p>
      <text:h text:style-name="P43" text:outline-level="1"><text:span text:style-name="T40">2</text:span><text:span text:style-name="T41">1</text:span>/0<text:span text:style-name="T22">3</text:span>/2024 – <text:span text:style-name="T41">22</text:span><text:span text:style-name="T40">:</text:span><text:span text:style-name="T41">11</text:span></text:h>
      <text:p text:style-name="P45">Grosses avancées sur l<text:span text:style-name="T41">e P-Tank, qui commence enfin à ressembler à quelque chose, avec un beau chassi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3T19:05:16.355000000</meta:creation-date>
    <dc:date>2024-03-21T22:09:24.988000000</dc:date>
    <meta:editing-duration>PT49M45S</meta:editing-duration>
    <meta:editing-cycles>52</meta:editing-cycles>
    <meta:generator>LibreOffice/7.6.3.2$Windows_X86_64 LibreOffice_project/29d686fea9f6705b262d369fede658f824154cc0</meta:generator>
    <meta:document-statistic meta:table-count="0" meta:image-count="0" meta:object-count="0" meta:page-count="3" meta:paragraph-count="47" meta:word-count="637" meta:character-count="4208" meta:non-whitespace-character-count="3602"/>
  </office:meta>
</office:document-meta>
</file>